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f77f7" officeooo:paragraph-rsid="000f77f7"/>
    </style:style>
    <style:style style:name="P2" style:family="paragraph" style:parent-style-name="Table_20_Contents">
      <style:text-properties officeooo:rsid="000f77f7" officeooo:paragraph-rsid="000f77f7" fo:background-color="#fff200"/>
    </style:style>
    <style:style style:name="P3" style:family="paragraph" style:parent-style-name="Table_20_Contents">
      <style:text-properties officeooo:rsid="00100fd6" officeooo:paragraph-rsid="00100fd6"/>
    </style:style>
    <style:style style:name="T1" style:family="text">
      <style:text-properties officeooo:rsid="00100f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">NOME DO USE CASE: SAQUE</text:p>
          </table:table-cell>
        </table:table-row>
        <table:table-row>
          <table:table-cell table:style-name="Tabela1.A2" office:value-type="string">
            <text:p text:style-name="P2">TIPO DO REQUISITO FUNCIONAL - RF001</text:p>
          </table:table-cell>
        </table:table-row>
        <table:table-row>
          <table:table-cell table:style-name="Tabela1.A2" office:value-type="string">
            <text:p text:style-name="P2">NATUREZA: ESSENCIAL</text:p>
          </table:table-cell>
        </table:table-row>
        <table:table-row>
          <table:table-cell table:style-name="Tabela1.A2" office:value-type="string">
            <text:p text:style-name="P2">AUTOR – WILLIAM MACEDO</text:p>
          </table:table-cell>
        </table:table-row>
        <table:table-row>
          <table:table-cell table:style-name="Tabela1.A2" office:value-type="string">
            <text:p text:style-name="P2">DATA DE CRIAÇÃO: 18 DE FEVEREIRO DE 2019</text:p>
          </table:table-cell>
        </table:table-row>
        <table:table-row>
          <table:table-cell table:style-name="Tabela1.A2" office:value-type="string">
            <text:p text:style-name="P1">PRÉ-CONDIÇÃO</text:p>
            <text:p text:style-name="P1"/>
            <text:p text:style-name="P1"><text:span text:style-name="T1">Os usuários têm</text:span> que estar cadastrados como correntistas do Banco e devem dispor de uma identificação(cartão magnético, senha e identificação biométrica)</text:p>
          </table:table-cell>
        </table:table-row>
        <table:table-row>
          <table:table-cell table:style-name="Tabela1.A2" office:value-type="string">
            <text:p text:style-name="P1">FLUXO PRINCIPAL</text:p>
            <text:p text:style-name="P1"/>
            <text:p text:style-name="P1">1 O correntista insere o cartão magnético e escolhe a opção de Saque;</text:p>
            <text:p text:style-name="P1">2 O Sistema checa os dados de identificação. Caso os dados estejam corretos, o sistema <text:span text:style-name="T1">solicita que o correntista informe o valor do saque.</text:span></text:p>
            <text:p text:style-name="P3">3 O correntista informa o valor do saque.</text:p>
            <text:p text:style-name="P3">4 O Sistema….</text:p>
            <text:p text:style-name="P3"/>
          </table:table-cell>
        </table:table-row>
        <table:table-row>
          <table:table-cell table:style-name="Tabela1.A2" office:value-type="string">
            <text:p text:style-name="P3">FLUXO SECUNDÁRIO </text:p>
            <text:p text:style-name="P3"/>
            <text:p text:style-name="P3">2.1 Caso os dados não estejam correntos, o sistema solicita que o usuário proceda à nova identificação.</text:p>
          </table:table-cell>
        </table:table-row>
        <table:table-row>
          <table:table-cell table:style-name="Tabela1.A2" office:value-type="string">
            <text:p text:style-name="P3">PÓS-CONDIÇÃO</text:p>
            <text:p text:style-name="P3"/>
            <text:p text:style-name="P3">Saque realizad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08:42:21.682920544</meta:creation-date>
    <dc:date>2019-02-18T09:12:58.193952817</dc:date>
    <meta:editing-duration>PT10M6S</meta:editing-duration>
    <meta:editing-cycles>1</meta:editing-cycles>
    <meta:document-statistic meta:table-count="1" meta:image-count="0" meta:object-count="0" meta:page-count="1" meta:paragraph-count="16" meta:word-count="118" meta:character-count="728" meta:non-whitespace-character-count="624"/>
    <meta:generator>LibreOffice/6.0.7.3$Linux_X86_64 LibreOffice_project/dc89aa7a9eabfd848af146d5086077aeed2ae4a5</meta:generator>
  </office:meta>
</office:document-meta>
</file>